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5632in" table:align="margins"/>
    </style:style>
    <style:style style:name="Table3.A" style:family="table-column">
      <style:table-column-properties style:column-width="1.2819in" style:rel-column-width="12803*"/>
    </style:style>
    <style:style style:name="Table3.B" style:family="table-column">
      <style:table-column-properties style:column-width="3.5563in" style:rel-column-width="35507*"/>
    </style:style>
    <style:style style:name="Table3.C" style:family="table-column">
      <style:table-column-properties style:column-width="1.725in" style:rel-column-width="17225*"/>
    </style:style>
    <style:style style:name="Table3.1" style:family="table-row">
      <style:table-row-properties style:min-row-height="0.1868in"/>
    </style:style>
    <style:style style:name="Table3.A1" style:family="table-cell">
      <style:table-cell-properties style:vertical-align="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" fo:padding="0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" fo:padding="0in" fo:border="0.05pt solid #000000"/>
    </style:style>
    <style:style style:name="Table3.2" style:family="table-row">
      <style:table-row-properties style:min-row-height="0.066in"/>
    </style:style>
    <style:style style:name="Table3.A2" style:family="table-cell">
      <style:table-cell-properties fo:padding="0in" fo:border-left="0.05pt solid #000000" fo:border-right="none" fo:border-top="none" fo:border-bottom="0.05pt solid #000000"/>
    </style:style>
    <style:style style:name="Table3.B2" style:family="table-cell">
      <style:table-cell-properties fo:padding="0in" fo:border-left="0.05pt solid #000000" fo:border-right="none" fo:border-top="none" fo:border-bottom="0.05pt solid #000000"/>
    </style:style>
    <style:style style:name="Table3.C2" style:family="table-cell">
      <style:table-cell-properties fo:padding="0in" fo:border-left="0.05pt solid #000000" fo:border-right="0.05pt solid #000000" fo:border-top="none" fo:border-bottom="0.05pt solid #000000"/>
    </style:style>
    <style:style style:name="Table3.A3" style:family="table-cell">
      <style:table-cell-properties fo:padding="0in" fo:border-left="0.05pt solid #000000" fo:border-right="none" fo:border-top="none" fo:border-bottom="0.05pt solid #000000"/>
    </style:style>
    <style:style style:name="Table3.B3" style:family="table-cell">
      <style:table-cell-properties fo:padding="0in" fo:border-left="0.05pt solid #000000" fo:border-right="none" fo:border-top="none" fo:border-bottom="0.05pt solid #000000"/>
    </style:style>
    <style:style style:name="Table3.C3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6.5632in" table:align="margins"/>
    </style:style>
    <style:style style:name="Table4.A" style:family="table-column">
      <style:table-column-properties style:column-width="0.1826in" style:rel-column-width="1822*"/>
    </style:style>
    <style:style style:name="Table4.B" style:family="table-column">
      <style:table-column-properties style:column-width="1.2938in" style:rel-column-width="12919*"/>
    </style:style>
    <style:style style:name="Table4.C" style:family="table-column">
      <style:table-column-properties style:column-width="5.0868in" style:rel-column-width="5079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2097in"/>
    </style:style>
    <style:style style:name="Table1" style:family="table">
      <style:table-properties style:width="6.5632in" table:align="margins"/>
    </style:style>
    <style:style style:name="Table1.A" style:family="table-column">
      <style:table-column-properties style:column-width="0.1826in" style:rel-column-width="1822*"/>
    </style:style>
    <style:style style:name="Table1.B" style:family="table-column">
      <style:table-column-properties style:column-width="1.2931in" style:rel-column-width="12912*"/>
    </style:style>
    <style:style style:name="Table1.C" style:family="table-column">
      <style:table-column-properties style:column-width="5.0875in" style:rel-column-width="5080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097in"/>
    </style:style>
    <style:style style:name="Table2" style:family="table">
      <style:table-properties style:width="6.5632in" table:align="margins"/>
    </style:style>
    <style:style style:name="Table2.A" style:family="table-column">
      <style:table-column-properties style:column-width="0.3014in" style:rel-column-width="3012*"/>
    </style:style>
    <style:style style:name="Table2.B" style:family="table-column">
      <style:table-column-properties style:column-width="1.2931in" style:rel-column-width="12912*"/>
    </style:style>
    <style:style style:name="Table2.C" style:family="table-column">
      <style:table-column-properties style:column-width="4.9688in" style:rel-column-width="496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097in"/>
    </style:style>
    <style:style style:name="P1" style:family="paragraph" style:parent-style-name="Standard">
      <style:text-properties officeooo:rsid="0002372c" officeooo:paragraph-rsid="0002372c"/>
    </style:style>
    <style:style style:name="P2" style:family="paragraph" style:parent-style-name="Standard">
      <style:text-properties officeooo:rsid="0002372c" officeooo:paragraph-rsid="000784a4"/>
    </style:style>
    <style:style style:name="P3" style:family="paragraph" style:parent-style-name="Standard">
      <style:text-properties officeooo:rsid="0002372c" officeooo:paragraph-rsid="000ec766"/>
    </style:style>
    <style:style style:name="P4" style:family="paragraph" style:parent-style-name="Standard">
      <style:text-properties fo:font-size="10pt" officeooo:rsid="0002372c" officeooo:paragraph-rsid="0002372c" style:font-size-asian="10pt" style:font-size-complex="10pt"/>
    </style:style>
    <style:style style:name="P5" style:family="paragraph" style:parent-style-name="Standard">
      <style:text-properties fo:font-size="10pt" officeooo:rsid="0002372c" officeooo:paragraph-rsid="000784a4" style:font-size-asian="10pt" style:font-size-complex="10pt"/>
    </style:style>
    <style:style style:name="P6" style:family="paragraph" style:parent-style-name="Standard">
      <style:text-properties fo:font-size="10pt" officeooo:rsid="0002372c" officeooo:paragraph-rsid="000ec766" style:font-size-asian="10pt" style:font-size-complex="10pt"/>
    </style:style>
    <style:style style:name="P7" style:family="paragraph" style:parent-style-name="Standard">
      <style:text-properties fo:font-size="10pt" officeooo:rsid="0002372c" officeooo:paragraph-rsid="0023105a" style:font-size-asian="10pt" style:font-size-complex="10pt"/>
    </style:style>
    <style:style style:name="P8" style:family="paragraph" style:parent-style-name="Standard">
      <style:text-properties fo:font-size="10pt" officeooo:rsid="0009fa6b" officeooo:paragraph-rsid="0009fa6b" style:font-size-asian="10pt" style:font-size-complex="10pt"/>
    </style:style>
    <style:style style:name="P9" style:family="paragraph" style:parent-style-name="Standard">
      <style:text-properties fo:font-size="10pt" officeooo:rsid="0009fa6b" officeooo:paragraph-rsid="000ec766" style:font-size-asian="10pt" style:font-size-complex="10pt"/>
    </style:style>
    <style:style style:name="P10" style:family="paragraph" style:parent-style-name="Standard">
      <style:text-properties fo:font-size="10pt" officeooo:rsid="0009fa6b" officeooo:paragraph-rsid="00213843" style:font-size-asian="10pt" style:font-size-complex="10pt"/>
    </style:style>
    <style:style style:name="P11" style:family="paragraph" style:parent-style-name="Standard">
      <style:text-properties fo:font-size="10pt" officeooo:rsid="00163178" officeooo:paragraph-rsid="00163178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372c" officeooo:paragraph-rsid="0002372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2372c" officeooo:paragraph-rsid="000784a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2372c" officeooo:paragraph-rsid="000ec766" style:font-weight-asian="bold" style:font-weight-complex="bold"/>
    </style:style>
    <style:style style:name="P15" style:family="paragraph" style:parent-style-name="Standard">
      <style:text-properties officeooo:rsid="000b2c67" officeooo:paragraph-rsid="000b2c67"/>
    </style:style>
    <style:style style:name="P16" style:family="paragraph" style:parent-style-name="Standard">
      <style:text-properties officeooo:paragraph-rsid="000784a4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02372c" officeooo:paragraph-rsid="0002372c" style:font-size-asian="14pt" style:font-size-complex="14pt"/>
    </style:style>
    <style:style style:name="P18" style:family="paragraph" style:parent-style-name="Standard">
      <style:text-properties fo:font-size="13pt" style:text-underline-style="solid" style:text-underline-width="auto" style:text-underline-color="font-color" officeooo:rsid="00163178" officeooo:paragraph-rsid="00163178" style:font-size-asian="13pt" style:font-size-complex="13pt"/>
    </style:style>
    <style:style style:name="P19" style:family="paragraph" style:parent-style-name="Standard">
      <style:text-properties fo:font-size="13pt" style:text-underline-style="solid" style:text-underline-width="auto" style:text-underline-color="font-color" officeooo:rsid="000b2c67" officeooo:paragraph-rsid="000b2c67" style:font-size-asian="13pt" style:font-size-complex="13pt"/>
    </style:style>
    <style:style style:name="P20" style:family="paragraph" style:parent-style-name="Standard">
      <style:text-properties fo:font-size="13pt" fo:language="es" fo:country="AR" style:text-underline-style="solid" style:text-underline-width="auto" style:text-underline-color="font-color" officeooo:rsid="000b2c67" officeooo:paragraph-rsid="002e8e44" style:font-size-asian="13pt" style:language-asian="zxx" style:country-asian="none" style:font-size-complex="13pt" style:language-complex="zxx" style:country-complex="none"/>
    </style:style>
    <style:style style:name="P21" style:family="paragraph" style:parent-style-name="Standard">
      <style:text-properties fo:font-size="11pt" officeooo:rsid="00192ee2" officeooo:paragraph-rsid="00192ee2" style:font-size-asian="11pt" style:font-size-complex="11pt"/>
    </style:style>
    <style:style style:name="P22" style:family="paragraph" style:parent-style-name="Standard">
      <style:text-properties fo:language="es" fo:country="AR" officeooo:rsid="000b2c67" officeooo:paragraph-rsid="000b2c67" style:language-asian="zxx" style:country-asian="none" style:language-complex="zxx" style:country-complex="none"/>
    </style:style>
    <style:style style:name="P23" style:family="paragraph" style:parent-style-name="Standard">
      <style:text-properties fo:language="es" fo:country="AR" officeooo:rsid="002e8e44" officeooo:paragraph-rsid="002e8e44" style:language-asian="zxx" style:country-asian="none" style:language-complex="zxx" style:country-complex="none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officeooo:rsid="0003b9ec" officeooo:paragraph-rsid="0003b9ec" style:font-size-asian="10pt" style:font-size-complex="10pt"/>
    </style:style>
    <style:style style:name="P26" style:family="paragraph" style:parent-style-name="Table_20_Contents">
      <style:text-properties fo:font-size="10pt" officeooo:rsid="0003b9ec" officeooo:paragraph-rsid="000784a4" style:font-size-asian="10pt" style:font-size-complex="10pt"/>
    </style:style>
    <style:style style:name="P27" style:family="paragraph" style:parent-style-name="Table_20_Contents">
      <style:text-properties fo:font-size="10pt" officeooo:rsid="0003b9ec" officeooo:paragraph-rsid="000ec766" style:font-size-asian="10pt" style:font-size-complex="10pt"/>
    </style:style>
    <style:style style:name="P28" style:family="paragraph" style:parent-style-name="Table_20_Contents">
      <style:text-properties fo:font-size="10pt" officeooo:paragraph-rsid="000784a4" style:font-size-asian="10pt" style:font-size-complex="10pt"/>
    </style:style>
    <style:style style:name="P29" style:family="paragraph" style:parent-style-name="Table_20_Contents">
      <style:text-properties fo:font-size="10pt" officeooo:paragraph-rsid="000ec766" style:font-size-asian="10pt" style:font-size-complex="10pt"/>
    </style:style>
    <style:style style:name="P30" style:family="paragraph" style:parent-style-name="Table_20_Contents">
      <style:text-properties officeooo:rsid="0003b9ec" officeooo:paragraph-rsid="00046a2e"/>
    </style:style>
    <style:style style:name="P31" style:family="paragraph" style:parent-style-name="Table_20_Contents">
      <style:text-properties officeooo:rsid="0003b9ec" officeooo:paragraph-rsid="000ec766"/>
    </style:style>
    <style:style style:name="P32" style:family="paragraph" style:parent-style-name="Table_20_Contents">
      <style:text-properties officeooo:rsid="0003b9ec" officeooo:paragraph-rsid="001b630e"/>
    </style:style>
    <style:style style:name="P33" style:family="paragraph" style:parent-style-name="Table_20_Contents">
      <style:text-properties officeooo:rsid="0003b9ec" officeooo:paragraph-rsid="00225265"/>
    </style:style>
    <style:style style:name="P34" style:family="paragraph" style:parent-style-name="Table_20_Contents">
      <style:text-properties officeooo:rsid="00046a2e" officeooo:paragraph-rsid="00046a2e"/>
    </style:style>
    <style:style style:name="P35" style:family="paragraph" style:parent-style-name="Table_20_Contents">
      <style:text-properties officeooo:rsid="00046a2e" officeooo:paragraph-rsid="000784a4"/>
    </style:style>
    <style:style style:name="P36" style:family="paragraph" style:parent-style-name="Table_20_Contents">
      <style:text-properties officeooo:rsid="00046a2e" officeooo:paragraph-rsid="000ec766"/>
    </style:style>
    <style:style style:name="P37" style:family="paragraph" style:parent-style-name="Table_20_Contents">
      <style:text-properties officeooo:rsid="00046a2e" officeooo:paragraph-rsid="00225265"/>
    </style:style>
    <style:style style:name="P38" style:family="paragraph" style:parent-style-name="Table_20_Contents">
      <style:text-properties officeooo:rsid="00046a2e" officeooo:paragraph-rsid="002e38eb"/>
    </style:style>
    <style:style style:name="P39" style:family="paragraph" style:parent-style-name="Table_20_Contents">
      <style:text-properties officeooo:paragraph-rsid="000784a4"/>
    </style:style>
    <style:style style:name="P40" style:family="paragraph" style:parent-style-name="Table_20_Contents">
      <style:text-properties officeooo:rsid="000784a4" officeooo:paragraph-rsid="0003b9ec"/>
    </style:style>
    <style:style style:name="P41" style:family="paragraph" style:parent-style-name="Table_20_Contents">
      <style:text-properties officeooo:rsid="000784a4" officeooo:paragraph-rsid="0022474b"/>
    </style:style>
    <style:style style:name="P42" style:family="paragraph" style:parent-style-name="Table_20_Contents">
      <style:text-properties officeooo:rsid="0009fa6b" officeooo:paragraph-rsid="00122e38"/>
    </style:style>
    <style:style style:name="P43" style:family="paragraph" style:parent-style-name="Table_20_Contents">
      <style:text-properties officeooo:rsid="0009fa6b" officeooo:paragraph-rsid="0009fa6b"/>
    </style:style>
    <style:style style:name="P44" style:family="paragraph" style:parent-style-name="Table_20_Contents">
      <style:paragraph-properties fo:text-align="start" style:justify-single-word="false"/>
      <style:text-properties officeooo:rsid="005b680f" officeooo:paragraph-rsid="000b2c67"/>
    </style:style>
    <style:style style:name="P45" style:family="paragraph" style:parent-style-name="Table_20_Contents">
      <style:paragraph-properties fo:text-align="center" style:justify-single-word="false"/>
      <style:text-properties officeooo:rsid="005b680f" officeooo:paragraph-rsid="000b2c67"/>
    </style:style>
    <style:style style:name="P46" style:family="paragraph" style:parent-style-name="Table_20_Contents">
      <style:paragraph-properties fo:text-align="center" style:justify-single-word="false"/>
      <style:text-properties officeooo:paragraph-rsid="000b2c67"/>
    </style:style>
    <style:style style:name="P47" style:family="paragraph" style:parent-style-name="Table_20_Contents">
      <style:text-properties officeooo:paragraph-rsid="000ec766"/>
    </style:style>
    <style:style style:name="P48" style:family="paragraph" style:parent-style-name="Table_20_Contents">
      <style:text-properties officeooo:rsid="000ec766" officeooo:paragraph-rsid="000ec766"/>
    </style:style>
    <style:style style:name="P49" style:family="paragraph" style:parent-style-name="Table_20_Contents">
      <style:text-properties officeooo:rsid="00122e38" officeooo:paragraph-rsid="00122e38"/>
    </style:style>
    <style:style style:name="P50" style:family="paragraph" style:parent-style-name="Table_20_Contents">
      <style:text-properties officeooo:rsid="00192ee2" officeooo:paragraph-rsid="00192ee2"/>
    </style:style>
    <style:style style:name="P51" style:family="paragraph" style:parent-style-name="Table_20_Contents">
      <style:text-properties officeooo:rsid="001b630e" officeooo:paragraph-rsid="001b630e"/>
    </style:style>
    <style:style style:name="P52" style:family="paragraph" style:parent-style-name="Table_20_Contents">
      <style:text-properties officeooo:rsid="001dc2d3" officeooo:paragraph-rsid="001dc2d3"/>
    </style:style>
    <style:style style:name="P53" style:family="paragraph" style:parent-style-name="Table_20_Contents">
      <style:text-properties officeooo:rsid="001dc2d3" officeooo:paragraph-rsid="0022474b"/>
    </style:style>
    <style:style style:name="P54" style:family="paragraph" style:parent-style-name="Table_20_Contents">
      <style:text-properties officeooo:rsid="001e4c74" officeooo:paragraph-rsid="001e4c74"/>
    </style:style>
    <style:style style:name="P55" style:family="paragraph" style:parent-style-name="Table_20_Contents">
      <style:text-properties officeooo:rsid="001e4c74" officeooo:paragraph-rsid="00243716"/>
    </style:style>
    <style:style style:name="P56" style:family="paragraph" style:parent-style-name="Table_20_Contents">
      <style:text-properties officeooo:paragraph-rsid="001fb95e"/>
    </style:style>
    <style:style style:name="P57" style:family="paragraph" style:parent-style-name="Table_20_Contents">
      <style:text-properties officeooo:rsid="00213843" officeooo:paragraph-rsid="00213843"/>
    </style:style>
    <style:style style:name="P58" style:family="paragraph" style:parent-style-name="Table_20_Contents">
      <style:text-properties officeooo:paragraph-rsid="00243716"/>
    </style:style>
    <style:style style:name="P59" style:family="paragraph" style:parent-style-name="Text_20_body">
      <style:text-properties fo:language="es" fo:country="AR" officeooo:paragraph-rsid="000b2c67"/>
    </style:style>
    <style:style style:name="P60" style:family="paragraph" style:parent-style-name="Text_20_body">
      <style:paragraph-properties fo:text-align="center" style:justify-single-word="false"/>
      <style:text-properties fo:language="es" fo:country="AR" officeooo:rsid="000b2c67" officeooo:paragraph-rsid="000b2c67"/>
    </style:style>
    <style:style style:name="P61" style:family="paragraph" style:parent-style-name="Text_20_body">
      <style:paragraph-properties fo:text-align="end" style:justify-single-word="false"/>
      <style:text-properties fo:font-size="14pt" fo:language="es" fo:country="AR" fo:font-weight="normal" officeooo:rsid="004e7f69" officeooo:paragraph-rsid="000b2c67" style:font-size-asian="14pt" style:font-weight-asian="normal" style:font-size-complex="14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fo:font-size="14pt" fo:language="es" fo:country="AR" fo:font-weight="normal" officeooo:rsid="004e7f69" officeooo:paragraph-rsid="000b2c67" style:font-size-asian="14pt" style:font-weight-asian="normal" style:font-size-complex="14pt" style:font-weight-complex="normal"/>
    </style:style>
    <style:style style:name="P63" style:family="paragraph" style:parent-style-name="Title">
      <style:text-properties fo:language="es" fo:country="AR" officeooo:paragraph-rsid="000b2c67"/>
    </style:style>
    <style:style style:name="P64" style:family="paragraph" style:parent-style-name="Standard">
      <style:paragraph-properties fo:margin-left="0in" fo:margin-right="0in" fo:text-indent="0.4366in" style:auto-text-indent="false"/>
      <style:text-properties fo:font-size="12pt" officeooo:rsid="00163178" officeooo:paragraph-rsid="00163178" style:font-size-asian="12pt" style:font-size-complex="12pt"/>
    </style:style>
    <style:style style:name="P65" style:family="paragraph" style:parent-style-name="Standard">
      <style:paragraph-properties fo:margin-left="0in" fo:margin-right="0in" fo:text-indent="0.4366in" style:auto-text-indent="false"/>
      <style:text-properties fo:font-size="12pt" officeooo:rsid="00163178" officeooo:paragraph-rsid="001ce299" style:font-size-asian="12pt" style:font-size-complex="12pt"/>
    </style:style>
    <style:style style:name="P66" style:family="paragraph" style:parent-style-name="Standard" style:master-page-name="">
      <style:paragraph-properties fo:margin-left="0in" fo:margin-right="0in" fo:text-indent="0.4366in" style:auto-text-indent="false" style:page-number="auto"/>
      <style:text-properties fo:font-size="12pt" officeooo:rsid="00163178" officeooo:paragraph-rsid="001dc2d3" style:font-size-asian="12pt" style:font-size-complex="12pt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fo:font-size="11pt" officeooo:rsid="0002372c" officeooo:paragraph-rsid="0002372c" style:font-size-asian="11pt" style:font-size-complex="11pt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fo:font-size="11pt" officeooo:rsid="0002372c" officeooo:paragraph-rsid="000b2c67" style:font-size-asian="11pt" style:font-size-complex="11pt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fo:font-size="11pt" officeooo:rsid="00192ee2" officeooo:paragraph-rsid="00192ee2" style:font-size-asian="11pt" style:font-size-complex="11pt"/>
    </style:style>
    <style:style style:name="P70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ize="12pt" officeooo:rsid="00192ee2" officeooo:paragraph-rsid="00192ee2" style:font-size-asian="12pt" style:font-size-complex="12pt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size="12pt" officeooo:rsid="001ce299" officeooo:paragraph-rsid="001dc2d3" style:font-size-asian="12pt" style:font-size-complex="12pt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size="12pt" officeooo:rsid="001ce299" officeooo:paragraph-rsid="0022474b" style:font-size-asian="12pt" style:font-size-complex="12pt"/>
    </style:style>
    <style:style style:name="P73" style:family="paragraph" style:parent-style-name="Standard">
      <style:text-properties fo:language="es" fo:country="AR" officeooo:rsid="000b2c67" officeooo:paragraph-rsid="000b2c67" style:language-asian="zxx" style:country-asian="none" style:language-complex="zxx" style:country-complex="none"/>
    </style:style>
    <style:style style:name="P74" style:family="paragraph" style:parent-style-name="Standard">
      <style:text-properties fo:language="es" fo:country="AR" officeooo:rsid="002f8f86" officeooo:paragraph-rsid="002f8f86" style:language-asian="zxx" style:country-asian="none" style:language-complex="zxx" style:country-complex="none"/>
    </style:style>
    <style:style style:name="P75" style:family="paragraph" style:parent-style-name="Standard">
      <style:text-properties fo:language="es" fo:country="AR" officeooo:rsid="00332321" officeooo:paragraph-rsid="00332321" style:language-asian="zxx" style:country-asian="none" style:language-complex="zxx" style:country-complex="none"/>
    </style:style>
    <style:style style:name="P76" style:family="paragraph" style:parent-style-name="Standard">
      <style:text-properties fo:language="es" fo:country="AR" officeooo:rsid="0034d28c" officeooo:paragraph-rsid="0034d28c" style:language-asian="zxx" style:country-asian="none" style:language-complex="zxx" style:country-complex="none"/>
    </style:style>
    <style:style style:name="P77" style:family="paragraph" style:parent-style-name="Standard">
      <style:text-properties fo:language="es" fo:country="AR" officeooo:rsid="00370392" officeooo:paragraph-rsid="00370392" style:language-asian="zxx" style:country-asian="none" style:language-complex="zxx" style:country-complex="none"/>
    </style:style>
    <style:style style:name="P78" style:family="paragraph" style:parent-style-name="Standard">
      <style:text-properties fo:language="es" fo:country="AR" officeooo:rsid="003a4cd2" officeooo:paragraph-rsid="003a4cd2" style:language-asian="zxx" style:country-asian="none" style:language-complex="zxx" style:country-complex="none"/>
    </style:style>
    <style:style style:name="P79" style:family="paragraph" style:parent-style-name="Standard">
      <style:text-properties fo:language="es" fo:country="AR" style:text-underline-style="solid" style:text-underline-width="auto" style:text-underline-color="font-color" officeooo:rsid="002f8f86" officeooo:paragraph-rsid="002f8f86" style:language-asian="zxx" style:country-asian="none" style:language-complex="zxx" style:country-complex="none"/>
    </style:style>
    <style:style style:name="P80" style:family="paragraph" style:parent-style-name="Table_20_Contents">
      <style:text-properties officeooo:rsid="0003b9ec" officeooo:paragraph-rsid="000ec766"/>
    </style:style>
    <style:style style:name="P81" style:family="paragraph" style:parent-style-name="Table_20_Contents">
      <style:text-properties officeooo:rsid="001b630e" officeooo:paragraph-rsid="001b630e"/>
    </style:style>
    <style:style style:name="P82" style:family="paragraph" style:parent-style-name="Table_20_Contents">
      <style:text-properties officeooo:rsid="00046a2e" officeooo:paragraph-rsid="00046a2e"/>
    </style:style>
    <style:style style:name="P83" style:family="paragraph" style:parent-style-name="Table_20_Contents">
      <style:text-properties officeooo:rsid="00046a2e" officeooo:paragraph-rsid="00225265"/>
    </style:style>
    <style:style style:name="P84" style:family="paragraph" style:parent-style-name="Table_20_Contents">
      <style:text-properties officeooo:rsid="00243716" officeooo:paragraph-rsid="00243716"/>
    </style:style>
    <style:style style:name="P85" style:family="paragraph" style:parent-style-name="Heading_20_1">
      <style:paragraph-properties fo:text-align="end" style:justify-single-word="false"/>
      <style:text-properties fo:font-size="10pt" fo:language="es" fo:country="AR" officeooo:rsid="0002372c" officeooo:paragraph-rsid="00163178" style:font-size-asian="10pt" style:font-size-complex="10pt"/>
    </style:style>
    <style:style style:name="P86" style:family="paragraph" style:parent-style-name="Heading_20_1">
      <style:paragraph-properties fo:text-align="end" style:justify-single-word="false"/>
      <style:text-properties fo:font-size="10pt" fo:language="es" fo:country="AR" fo:font-weight="normal" officeooo:rsid="004e7f69" officeooo:paragraph-rsid="00163178" style:font-size-asian="10pt" style:font-weight-asian="normal" style:font-size-complex="10pt" style:font-weight-complex="normal"/>
    </style:style>
    <style:style style:name="P87" style:family="paragraph" style:parent-style-name="Heading_20_1">
      <style:paragraph-properties fo:text-align="end" style:justify-single-word="false"/>
      <style:text-properties fo:language="es" fo:country="AR" officeooo:paragraph-rsid="000b2c67"/>
    </style:style>
    <style:style style:name="P88" style:family="paragraph" style:parent-style-name="Heading_20_1">
      <style:paragraph-properties fo:text-align="center" style:justify-single-word="false"/>
      <style:text-properties fo:language="es" fo:country="AR" officeooo:rsid="000b2c67" officeooo:paragraph-rsid="000b2c67"/>
    </style:style>
    <style:style style:name="P89" style:family="paragraph" style:parent-style-name="Heading_20_1">
      <style:paragraph-properties fo:text-align="center" style:justify-single-word="false"/>
      <style:text-properties fo:language="es" fo:country="AR" officeooo:rsid="004e7f69" officeooo:paragraph-rsid="000b2c67"/>
    </style:style>
    <style:style style:name="P90" style:family="paragraph" style:parent-style-name="Heading_20_1">
      <style:paragraph-properties fo:margin-top="0.1272in" fo:margin-bottom="0.0437in" loext:contextual-spacing="false" fo:line-height="100%" fo:text-align="center" style:justify-single-word="false"/>
      <style:text-properties fo:font-size="11pt" fo:language="es" fo:country="AR" officeooo:rsid="004e7f69" officeooo:paragraph-rsid="000b2c67" style:font-size-asian="11pt" style:font-size-complex="11pt"/>
    </style:style>
    <style:style style:name="T1" style:family="text">
      <style:text-properties fo:font-weight="normal" officeooo:rsid="000b2c67" style:font-weight-asian="normal" style:font-weight-complex="normal"/>
    </style:style>
    <style:style style:name="T2" style:family="text">
      <style:text-properties fo:font-weight="normal" officeooo:rsid="004e7f69" style:font-weight-asian="normal" style:font-weight-complex="normal"/>
    </style:style>
    <style:style style:name="T3" style:family="text">
      <style:text-properties officeooo:rsid="00046a2e"/>
    </style:style>
    <style:style style:name="T4" style:family="text">
      <style:text-properties officeooo:rsid="005b680f"/>
    </style:style>
    <style:style style:name="T5" style:family="text">
      <style:text-properties officeooo:rsid="000b2c67"/>
    </style:style>
    <style:style style:name="T6" style:family="text">
      <style:text-properties fo:font-size="14pt" fo:font-weight="normal" officeooo:rsid="004e7f6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b2c67" style:font-size-asian="14pt" style:font-weight-asian="normal" style:font-size-complex="14pt" style:font-weight-complex="normal"/>
    </style:style>
    <style:style style:name="T8" style:family="text">
      <style:text-properties officeooo:rsid="000ec766"/>
    </style:style>
    <style:style style:name="T9" style:family="text">
      <style:text-properties officeooo:rsid="00104c78"/>
    </style:style>
    <style:style style:name="T10" style:family="text">
      <style:text-properties officeooo:rsid="00122e38"/>
    </style:style>
    <style:style style:name="T11" style:family="text">
      <style:text-properties officeooo:rsid="001376ae"/>
    </style:style>
    <style:style style:name="T12" style:family="text">
      <style:text-properties officeooo:rsid="00192ee2"/>
    </style:style>
    <style:style style:name="T13" style:family="text">
      <style:text-properties officeooo:rsid="0019b215"/>
    </style:style>
    <style:style style:name="T14" style:family="text">
      <style:text-properties officeooo:rsid="0019fcd9"/>
    </style:style>
    <style:style style:name="T15" style:family="text">
      <style:text-properties officeooo:rsid="001b630e"/>
    </style:style>
    <style:style style:name="T16" style:family="text">
      <style:text-properties officeooo:rsid="001ce299"/>
    </style:style>
    <style:style style:name="T17" style:family="text">
      <style:text-properties officeooo:rsid="001dc2d3"/>
    </style:style>
    <style:style style:name="T18" style:family="text">
      <style:text-properties officeooo:rsid="001df062"/>
    </style:style>
    <style:style style:name="T19" style:family="text">
      <style:text-properties officeooo:rsid="001e4c74"/>
    </style:style>
    <style:style style:name="T20" style:family="text">
      <style:text-properties officeooo:rsid="001fb95e"/>
    </style:style>
    <style:style style:name="T21" style:family="text">
      <style:text-properties officeooo:rsid="00213843"/>
    </style:style>
    <style:style style:name="T22" style:family="text">
      <style:text-properties officeooo:rsid="00225265"/>
    </style:style>
    <style:style style:name="T23" style:family="text">
      <style:text-properties officeooo:rsid="0023105a"/>
    </style:style>
    <style:style style:name="T24" style:family="text">
      <style:text-properties officeooo:rsid="00243716"/>
    </style:style>
    <style:style style:name="T25" style:family="text">
      <style:text-properties officeooo:rsid="002c8587"/>
    </style:style>
    <style:style style:name="T26" style:family="text">
      <style:text-properties officeooo:rsid="002e8e44"/>
    </style:style>
    <style:style style:name="T27" style:family="text">
      <style:text-properties officeooo:rsid="003068e6"/>
    </style:style>
    <style:style style:name="T28" style:family="text">
      <style:text-properties officeooo:rsid="00369ec1"/>
    </style:style>
    <style:style style:name="T29" style:family="text">
      <style:text-properties officeooo:rsid="003703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5">Casos de Uso</text:span> </text:p>
      <text:p text:style-name="P63"><text:span text:style-name="T12">Sistema Control Galvanizado</text:span> </text:p>
      <text:p text:style-name="P59"/>
      <text:h text:style-name="P87" text:outline-level="1"><text:span text:style-name="T7">CU</text:span><text:span text:style-name="T6">-LRSS-1609-v01</text:span></text:h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pan text:style-name="T12">25</text:span> de <text:span text:style-name="T12">Agosto</text:span> de 201<text:span text:style-name="T12">7</text:span></text:p>
      <text:h text:style-name="P88" text:outline-level="1">Departamento de Ingeniera de Sistemas</text:h>
      <text:p text:style-name="P60"/>
      <text:p text:style-name="P60"/>
      <text:h text:style-name="P89" text:outline-level="1"><text:s text:c="3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90" text:outline-level="1">Fecha</text:h>
          </table:table-cell>
          <table:table-cell table:style-name="Table3.B1" office:value-type="string">
            <text:h text:style-name="P90" text:outline-level="1">Cambios</text:h>
          </table:table-cell>
          <table:table-cell table:style-name="Table3.C1" office:value-type="string">
            <text:h text:style-name="P90" text:outline-level="1"><text:span text:style-name="T4">Revisor</text:span> <text:s/></text:h>
          </table:table-cell>
        </table:table-row>
        <table:table-row table:style-name="Table3.2">
          <table:table-cell table:style-name="Table3.A2" office:value-type="string">
            <text:p text:style-name="P44">22/09/2016</text:p>
          </table:table-cell>
          <table:table-cell table:style-name="Table3.B2" office:value-type="string">
            <text:p text:style-name="P44"><text:span text:style-name="T5">Publicación</text:span> de primera <text:span text:style-name="T5">versión</text:span></text:p>
          </table:table-cell>
          <table:table-cell table:style-name="Table3.C2" office:value-type="string">
            <text:p text:style-name="P45">Francisco <text:span text:style-name="T5">Suárez</text:span></text:p>
          </table:table-cell>
        </table:table-row>
        <table:table-row table:style-name="Table3.2">
          <table:table-cell table:style-name="Table3.A3" office:value-type="string">
            <text:p text:style-name="P46"/>
          </table:table-cell>
          <table:table-cell table:style-name="Table3.B3" office:value-type="string">
            <text:p text:style-name="P46"/>
          </table:table-cell>
          <table:table-cell table:style-name="Table3.C3" office:value-type="string">
            <text:p text:style-name="P46"/>
          </table:table-cell>
        </table:table-row>
      </table:table>
      <text:p text:style-name="P19"><text:soft-page-break/>Referencias:</text:p>
      <text:p text:style-name="P17"/>
      <text:p text:style-name="P67"><text:span text:style-name="T5">Ref 1- </text:span><text:s/>Disparadores: <text:s/><text:span text:style-name="T5">E</text:span>vento comienza el caso de uso.</text:p>
      <text:p text:style-name="P67"><text:span text:style-name="T5">Ref 2</text:span> - Flujo básico: <text:s/>Pasos del escenario, <text:span text:style-name="T5">d</text:span>esde que es disparado hasta que alcanza su objetivo.</text:p>
      <text:p text:style-name="P67"><text:span text:style-name="T5">Ref 3 - </text:span>Flujo alternativo: <text:s/>Pasos alternativos al flujo básico. </text:p>
      <text:p text:style-name="P67"><text:span text:style-name="T5">Ref 4- </text:span><text:s/>Pre-Condiciones: <text:s/>Condiciones que deben estar presentes para que se pueda iniciar el caso de uso.</text:p>
      <text:p text:style-name="P68"><text:span text:style-name="T5">Ref 5- </text:span><text:s/><text:span text:style-name="T8">Pos-Condiciones</text:span>: Condiciones que deben estar presentes para que se pueda finalizar el caso de uso.</text:p>
      <text:p text:style-name="P69">Ref 6- <text:s/>Modo 1: Medición de conductividad, nivel y control de temperatura.</text:p>
      <text:p text:style-name="P69">Ref 7- <text:s/>Modo 2: Medición de corriente, tensión, nivel y control de temperatura.</text:p>
      <text:p text:style-name="P21"/>
      <text:p text:style-name="P18">Casos de Uso Explicados:</text:p>
      <text:p text:style-name="P11"/>
      <text:p text:style-name="P66">1. <text:span text:style-name="T12">Puesta en alta del dispositivo en Modo 1 y 2</text:span></text:p>
      <text:p text:style-name="P64">2. <text:span text:style-name="T16">Puesta en funcionamiento en Modo 1</text:span></text:p>
      <text:p text:style-name="P65">3. <text:span text:style-name="T16">Puesta en funcionamiento en Modo 2</text:span></text:p>
      <text:p text:style-name="P11"/>
      <text:p text:style-name="P18">Detalle de Casos de Uso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14">Título</text:p>
          </table:table-cell>
          <table:covered-table-cell/>
          <table:table-cell table:style-name="Table4.C1" office:value-type="string">
            <text:p text:style-name="P14">Descripción</text:p>
          </table:table-cell>
        </table:table-row>
        <table:table-row>
          <table:table-cell table:style-name="Table4.A2" table:number-columns-spanned="2" office:value-type="string">
            <text:p text:style-name="P6">1. Nombre</text:p>
          </table:table-cell>
          <table:covered-table-cell/>
          <table:table-cell table:style-name="Table4.C2" office:value-type="string">
            <text:p text:style-name="P70">Puesta en alta del dispositivo.</text:p>
          </table:table-cell>
        </table:table-row>
        <table:table-row table:style-name="Table4.3"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6">1.1 Breve descripción </text:p>
          </table:table-cell>
          <table:table-cell table:style-name="Table4.C2" office:value-type="string">
            <text:p text:style-name="P48">Secuencia de instalación<text:span text:style-name="T12"> de dispositivo</text:span> <text:span text:style-name="T12">en las cubas de control.</text:span></text:p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6">1.2 Actor principal </text:p>
          </table:table-cell>
          <table:table-cell table:style-name="Table4.C2" office:value-type="string">
            <text:p text:style-name="P31">Técnico instalador.</text:p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6">1.3 Disparadores </text:p>
          </table:table-cell>
          <table:table-cell table:style-name="Table4.C2" office:value-type="string">
            <text:p text:style-name="P50">Alimentación de la unidad.</text:p>
          </table:table-cell>
        </table:table-row>
        <table:table-row>
          <table:table-cell table:style-name="Table4.A2" table:number-columns-spanned="2" office:value-type="string">
            <text:p text:style-name="P6">2. Flujo de eventos</text:p>
          </table:table-cell>
          <table:covered-table-cell/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6">2.1 Flujo básico</text:p>
          </table:table-cell>
          <table:table-cell table:style-name="Table4.C2" office:value-type="string">
            <text:p text:style-name="P32">2.1.1 <text:s/><text:span text:style-name="T13">El sistema inicia el ciclo de encendido y se prepara para evaluar los rangos de las entradas de una por vez. </text:span></text:p>
            <text:p text:style-name="P51">2.1.2 <text:s/>Para cada uno emite una señal a definir en caso de ser correcto y otra en caso de ser incorrecto. </text:p>
            <text:p text:style-name="P31">2.1.<text:span text:style-name="T15">3</text:span> <text:s/><text:span text:style-name="T9">Censa que los valores de corriente sobre los lazos de control de conductividad sean los correctos, según el máximo y el mínimo admisible.(a definir) </text:span></text:p>
            <text:p text:style-name="P49">2.1.<text:span text:style-name="T15">4</text:span> <text:s/>Censa <text:span text:style-name="T13">que los valores de los termostatos sean los correctos. (a definir)</text:span></text:p>
            <text:p text:style-name="P31">2.1.<text:span text:style-name="T15">5</text:span> <text:s/><text:span text:style-name="T10">Censa los valores de las entrada de nivel, que deben estar dentro de los establecidos según RINB242?</text:span></text:p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6">2.2 Flujo alternativo </text:p>
          </table:table-cell>
          <table:table-cell table:style-name="Table4.C2" office:value-type="string">
            <text:p text:style-name="P51">2.1.6 Si alguno de los sensores no esta dentro de los valores se bloquea el <text:span text:style-name="T25">proceso</text:span> hasta que se seleccione ignorar o se normalice <text:span text:style-name="T25">el parámetro.</text:span> </text:p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9">2.3 Flujo alternativo </text:p>
          </table:table-cell>
          <table:table-cell table:style-name="Table4.C2" office:value-type="string">
            <text:p text:style-name="P42"/>
          </table:table-cell>
        </table:table-row>
        <table:table-row>
          <table:table-cell table:style-name="Table4.A2" table:number-columns-spanned="2" office:value-type="string">
            <text:p text:style-name="P6">3. Requerimientos especiales</text:p>
          </table:table-cell>
          <table:covered-table-cell/>
          <table:table-cell table:style-name="Table4.C2" office:value-type="string">
            <text:p text:style-name="P49">Botón de encendido liberado. <text:span text:style-name="T15">Selector de modo de funcionamiento en posición.</text:span></text:p>
          </table:table-cell>
        </table:table-row>
        <table:table-row>
          <table:table-cell table:style-name="Table4.A2" table:number-columns-spanned="2" office:value-type="string">
            <text:p text:style-name="P6">4. Pre-Condiciones </text:p>
          </table:table-cell>
          <table:covered-table-cell/>
          <table:table-cell table:style-name="Table4.C2" office:value-type="string">
            <text:p text:style-name="P36"><text:span text:style-name="T13">Interfaces de sensores conectados</text:span>. </text:p>
          </table:table-cell>
        </table:table-row>
        <table:table-row>
          <table:table-cell table:style-name="Table4.A2" table:number-columns-spanned="2" office:value-type="string">
            <text:p text:style-name="P6">5. Pos-Condiciones</text:p>
          </table:table-cell>
          <table:covered-table-cell/>
          <table:table-cell table:style-name="Table4.C2" office:value-type="string">
            <text:p text:style-name="P51">E<text:span text:style-name="T14">l dispositivo queda en modo espera a la señal de inicio de ciclo, midiendo </text:span><text:soft-page-break/><text:span text:style-name="T14">según los requerimientos RFTEM112,121,131,153?</text:span> <text:span text:style-name="T16">y mostrándolos por uart los valores de cada uno.</text:span></text:p>
          </table:table-cell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2">Título</text:p>
          </table:table-cell>
          <table:covered-table-cell/>
          <table:table-cell table:style-name="Table1.C1" office:value-type="string">
            <text:p text:style-name="P12">Descripción</text:p>
          </table:table-cell>
        </table:table-row>
        <table:table-row>
          <table:table-cell table:style-name="Table1.A2" table:number-columns-spanned="2" office:value-type="string">
            <text:p text:style-name="P4">1. Nombre</text:p>
          </table:table-cell>
          <table:covered-table-cell/>
          <table:table-cell table:style-name="Table1.C2" office:value-type="string">
            <text:p text:style-name="P71">Puesta en funcionamiento en Modo 1</text:p>
          </table:table-cell>
        </table:table-row>
        <table:table-row table:style-name="Table1.3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4">1.1 Breve descripción </text:p>
          </table:table-cell>
          <table:table-cell table:style-name="Table1.C2" office:value-type="string">
            <text:p text:style-name="P52">Secuencia de control de un ciclo completo dentro de las cuba controlada 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4">1.2 Actor principal </text:p>
          </table:table-cell>
          <table:table-cell table:style-name="Table1.C2" office:value-type="string">
            <text:p text:style-name="P52">Operario (Op)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4">1.3 Disparadores </text:p>
          </table:table-cell>
          <table:table-cell table:style-name="Table1.C2" office:value-type="string">
            <text:p text:style-name="P40">Pulsación <text:span text:style-name="T17">de botón inicio</text:span></text:p>
          </table:table-cell>
        </table:table-row>
        <table:table-row>
          <table:table-cell table:style-name="Table1.A2" table:number-columns-spanned="2" office:value-type="string">
            <text:p text:style-name="P4">2. Flujo de eventos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4">2.1 Flujo básico</text:p>
          </table:table-cell>
          <table:table-cell table:style-name="Table1.C2" office:value-type="string">
            <text:p text:style-name="P30"><text:span text:style-name="T3">2.1.1 <text:s/>El sistema detecta la presencia de las placas con el detector colocado en la cuba</text:span>.</text:p>
            <text:p text:style-name="P30">2.1.<text:span text:style-name="T10">2</text:span> <text:s/><text:span text:style-name="T18">El sistema inicia el conteo del tiempo preestablecido para esa etapa utilizando un indicar luminoso para indicar al Op.</text:span></text:p>
            <text:p text:style-name="P34">2.1.<text:span text:style-name="T10">3</text:span> <text:s/><text:span text:style-name="T18">El sistema continua controlando los parámetros de temperatura y nivel durante todo el ciclo y transmitiendo los valores por uart.</text:span></text:p>
            <text:p text:style-name="P34">2.1.4 <text:s/>Completado el ciclo el sistema emite una señal al Op para que se disponga a retirar las placas de la cuba.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4">2.2 Flujo alternativo </text:p>
          </table:table-cell>
          <table:table-cell table:style-name="Table1.C2" office:value-type="string">
            <text:p text:style-name="P54">2.1.1 <text:s/>El sistema no detecta la placa con los sensores de presencia y no inicia el conteo de tiempo.</text:p>
            <text:p text:style-name="P54">2.1.2 <text:s/>Si se colocan las placas o se anula la entrada del sensor el <text:span text:style-name="T23">proceso</text:span> vuelve a 2.1.2 del flujo básico.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8">2.3 Flujo alternativo </text:p>
          </table:table-cell>
          <table:table-cell table:style-name="Table1.C2" office:value-type="string">
            <text:p text:style-name="P43">2.1.<text:span text:style-name="T19">2</text:span>/<text:span text:style-name="T19">3</text:span> El <text:span text:style-name="T19">Op retira las placas de la cuba antes de completado el tiempo reglamentario. El sistema emite una seña de alarma para que se restablezca la placa durante 15 segundos.</text:span></text:p>
            <text:p text:style-name="P54">2.1.4 <text:s/>Si se restablece la placa <text:span text:style-name="T21">antes de cumplirse los 15 segundos se retorna al paso normal en el que se encontraba.</text:span> <text:span text:style-name="T21">S</text:span>ino v<text:span text:style-name="T25">uelve</text:span> el contador de tiempo a cero y deja un indicador de alarma encendido hasta que se lo anule manualmente <text:span text:style-name="T21">y vuelve al punto 2.1.5 del flujo básico.</text:span>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0">2.<text:span text:style-name="T21">4</text:span> Flujo alternativo</text:p>
          </table:table-cell>
          <table:table-cell table:style-name="Table1.C2" office:value-type="string">
            <text:p text:style-name="P57">2.1.1/3 El sistema detecta que la temperatura o el nivel fuera de valor nominal por mas de 5 minutos emit<text:span text:style-name="T25">e</text:span> una alarma y continua el proceso normal hasta 2.1.5.</text:p>
            <text:p text:style-name="P57">2.1.4 <text:s/>Finalizado el tiempo no permit<text:span text:style-name="T25">e</text:span> iniciar un nuevo ciclo hasta que las parámetros de control vuelvan a sus valores nominales. </text:p>
          </table:table-cell>
        </table:table-row>
        <table:table-row>
          <table:table-cell table:style-name="Table1.A2" table:number-columns-spanned="2" office:value-type="string">
            <text:p text:style-name="P4"><text:s/>3. Requerimientos especiales</text:p>
          </table:table-cell>
          <table:covered-table-cell/>
          <table:table-cell table:style-name="Table1.C2" office:value-type="string">
            <text:p text:style-name="P54">El sistema debe estar <text:span text:style-name="T20">configurado en el</text:span> <text:span text:style-name="T20">M</text:span>odo <text:span text:style-name="T20">1</text:span>.</text:p>
          </table:table-cell>
        </table:table-row>
        <table:table-row>
          <table:table-cell table:style-name="Table1.A2" table:number-columns-spanned="2" office:value-type="string">
            <text:p text:style-name="P4">4. Pre-Condiciones </text:p>
          </table:table-cell>
          <table:covered-table-cell/>
          <table:table-cell table:style-name="Table1.C2" office:value-type="string">
            <text:p text:style-name="Table_20_Contents"><text:s/><text:span text:style-name="T3">Sistema energizado e inicializado. <text:s/></text:span></text:p>
          </table:table-cell>
        </table:table-row>
        <table:table-row>
          <table:table-cell table:style-name="Table1.A2" table:number-columns-spanned="2" office:value-type="string">
            <text:p text:style-name="P4">5. Pos-Condiciones</text:p>
          </table:table-cell>
          <table:covered-table-cell/>
          <table:table-cell table:style-name="Table1.C2" office:value-type="string">
            <text:p text:style-name="P56"><text:s/><text:span text:style-name="T20">Queda en modo espera controlando los parámetros según los requerimientos RFTEM112,121,131,153?</text:span></text:p>
          </table:table-cell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table:number-columns-spanned="2" office:value-type="string">
            <text:p text:style-name="P13">Título</text:p>
          </table:table-cell>
          <table:covered-table-cell/>
          <table:table-cell table:style-name="Table2.C1" office:value-type="string">
            <text:p text:style-name="P13">Descripción</text:p>
          </table:table-cell>
        </table:table-row>
        <table:table-row>
          <table:table-cell table:style-name="Table2.A2" table:number-columns-spanned="2" office:value-type="string">
            <text:p text:style-name="P5">1. Nombre</text:p>
          </table:table-cell>
          <table:covered-table-cell/>
          <table:table-cell table:style-name="Table2.C2" office:value-type="string">
            <text:p text:style-name="P72">Puesta en funcionamiento en Modo 2.</text:p>
          </table:table-cell>
        </table:table-row>
        <table:table-row table:style-name="Table2.3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">1.1 Breve descripción </text:p>
          </table:table-cell>
          <table:table-cell table:style-name="Table2.C2" office:value-type="string">
            <text:p text:style-name="P53">Secuencia de control de un ciclo completo dentro de las cuba controlada.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">1.2 Actor principal </text:p>
          </table:table-cell>
          <table:table-cell table:style-name="Table2.C2" office:value-type="string">
            <text:p text:style-name="P53">Operario (Op)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">1.3 Disparadores </text:p>
          </table:table-cell>
          <table:table-cell table:style-name="Table2.C2" office:value-type="string">
            <text:p text:style-name="P41">Pulsación <text:span text:style-name="T17">de botón inicio.</text:span></text:p>
          </table:table-cell>
        </table:table-row>
        <table:table-row>
          <table:table-cell table:style-name="Table2.A2" table:number-columns-spanned="2" office:value-type="string">
            <text:p text:style-name="P5">2. Flujo de eventos</text:p>
          </table:table-cell>
          <table:covered-table-cell/>
          <table:table-cell table:style-name="Table2.C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>2.1 Flujo básico</text:p>
          </table:table-cell>
          <table:table-cell table:style-name="Table2.C2" office:value-type="string">
            <text:p text:style-name="P33"><text:span text:style-name="T3">2.1.1 <text:s/>El sistema detecta la presencia de las placas con el detector colocado en la cuba</text:span>.</text:p>
            <text:p text:style-name="P37">2.1.<text:span text:style-name="T22">2</text:span> <text:s/><text:span text:style-name="T18">El sistema detecta la corriente umbral y comienza a integrar el valor hasta llegar al total necesario.</text:span></text:p>
            <text:p text:style-name="P33">2.1.<text:span text:style-name="T22">3</text:span> <text:s/><text:span text:style-name="T18">El sistema inicia un indicar luminoso para indicar al Op que la etapa esta en proceso.</text:span></text:p>
            <text:p text:style-name="P37">2.1.4 <text:s/>Completado el ciclo el sistema emite una señal al Op para que se disponga a retirar las placas de la cuba.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5">2.2 Flujo alternativo </text:p>
          </table:table-cell>
          <table:table-cell table:style-name="Table2.C2" office:value-type="string">
            <text:p text:style-name="P35">2.1.<text:span text:style-name="T23">2/3 El valor de temperatura se va de rango por mas de 10 minutos, el sistema emite una alarma sin interrumpir el proceso.</text:span>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7">2.<text:span text:style-name="T23">3</text:span> Flujo alternativo</text:p>
          </table:table-cell>
          <table:table-cell table:style-name="Table2.C2" office:value-type="string">
            <text:p text:style-name="P38">2.1.<text:span text:style-name="T23">2/3 Si se retiran las placas de la cuba antes de que el procesos finalice, o el valor de corriente cae debajo de un valor mínimo aceptable por mas de 1 minuto se considera una situación anormal y se emite una alarma. </text:span></text:p>
            <text:p text:style-name="P84">2.3.2 <text:s/>Si no se restablece el parámetro por mas de 30 segundos los contadores se vuelven a cero y se deja una alarma encendida, sino retorna al proceso al momento en que fue interrumpido.</text:p>
          </table:table-cell>
        </table:table-row>
        <table:table-row>
          <table:table-cell table:style-name="Table2.A2" table:number-columns-spanned="2" office:value-type="string">
            <text:p text:style-name="P5">3. Requerimientos especiales</text:p>
          </table:table-cell>
          <table:covered-table-cell/>
          <table:table-cell table:style-name="Table2.C2" office:value-type="string">
            <text:p text:style-name="P55">El sistema debe estar <text:span text:style-name="T20">configurado en el</text:span> <text:span text:style-name="T20">M</text:span>odo <text:span text:style-name="T24">2</text:span>.</text:p>
          </table:table-cell>
        </table:table-row>
        <table:table-row>
          <table:table-cell table:style-name="Table2.A2" table:number-columns-spanned="2" office:value-type="string">
            <text:p text:style-name="P5">4. Pre-Condiciones </text:p>
          </table:table-cell>
          <table:covered-table-cell/>
          <table:table-cell table:style-name="Table2.C2" office:value-type="string">
            <text:p text:style-name="P58"><text:s/><text:span text:style-name="T11">Sistema energizado e inicializado. </text:span></text:p>
          </table:table-cell>
        </table:table-row>
        <table:table-row>
          <table:table-cell table:style-name="Table2.A2" table:number-columns-spanned="2" office:value-type="string">
            <text:p text:style-name="P5">5. Pos-Condiciones</text:p>
          </table:table-cell>
          <table:covered-table-cell/>
          <table:table-cell table:style-name="Table2.C2" office:value-type="string">
            <text:p text:style-name="P84">Queda en modo espera controlando los parámetros según los requerimientos RFTEM112,121,131,153?</text:p>
          </table:table-cell>
        </table:table-row>
      </table:table>
      <text:p text:style-name="P16"/>
      <text:p text:style-name="P16"/>
      <text:p text:style-name="P19">Anexo – Secuencias de paso <text:span text:style-name="T26">de configuracion </text:span>según <text:span text:style-name="T26">modos</text:span></text:p>
      <text:p text:style-name="P15"/>
      <text:p text:style-name="P22"/>
      <text:p text:style-name="P22"/>
      <text:p text:style-name="P22"/>
      <text:p text:style-name="P20">Anexo – <text:span text:style-name="T26">Casos de Uso - UML</text:span></text:p>
      <text:p text:style-name="P22"/>
      <text:p text:style-name="P23">ds</text:p>
      <text:p text:style-name="P22"/>
      <text:p text:style-name="P79">Nota<text:span text:style-name="T27">s</text:span></text:p>
      <text:p text:style-name="P74">Las mediciones de corriente y tension se haran pasando por una filtro pasa bajos para recortar picos espureos.</text:p>
      <text:p text:style-name="P74">El control de la temperatura se hara con una venan de Schidt Trigger para evitar intermitencias.</text:p>
      <text:p text:style-name="P74"><text:soft-page-break/></text:p>
      <text:p text:style-name="P75">Arquitectura del Software</text:p>
      <text:p text:style-name="P75"/>
      <text:p text:style-name="P75">Patron de Arquitectura</text:p>
      <text:p text:style-name="P75">Capas: </text:p>
      <text:p text:style-name="P75">1 Abstraccion HAL</text:p>
      <text:p text:style-name="P75">2 Sistema operativo</text:p>
      <text:p text:style-name="P75">3 Aplicacion</text:p>
      <text:p text:style-name="P75"/>
      <text:p text:style-name="P75">1- Se utiliza para lograr una abstraccion del hardware. Se piensa a futuro poder migrar el software de plataforma según lo requiera la tecnificación del momento. En este caso se utiliza la librería LPC OPEN.</text:p>
      <text:p text:style-name="P75"/>
      <text:p text:style-name="P75">2- Se utiliza un sistema operativo de tiempo real a fin de hacer un mejor uso del procesador y los recursos disponibles para cada una de las tareas que la aplicación demande. En este caso se utiliza el FREE RTOS.</text:p>
      <text:p text:style-name="P75"/>
      <text:p text:style-name="P75">3- La aplicación se basa en el patron Control Ambiental en donde el sistema incluye sensores que proporcionan informacion sobre el entorno y los actuadores que pueden cambiarlo. Este patron se aplicara utilizando en distintos modulos o tareas funcionales sobre el sistema operativo.</text:p>
      <text:p text:style-name="P75"/>
      <text:p text:style-name="P75">Aplicacion</text:p>
      <text:p text:style-name="P75">La capa esta compuesta por los siguientes modulos:</text:p>
      <text:p text:style-name="P75">a- <text:span text:style-name="T28">Interfaz de usuario (ingreso de parametros, uart, lcd, alarmas) </text:span></text:p>
      <text:p text:style-name="P76">b- <text:span text:style-name="T29">Control de temperatura</text:span></text:p>
      <text:p text:style-name="P77">c- Monitoreo de nivel</text:p>
      <text:p text:style-name="P77">d- Monitoreo de conductividad</text:p>
      <text:p text:style-name="P77">e- Monitoreo de energia</text:p>
      <text:p text:style-name="P77">f- Control de tiempos</text:p>
      <text:p text:style-name="P77"/>
      <text:p text:style-name="P78">Tareas</text:p>
      <text:p text:style-name="P78">1. Armar un bosquejo del prototipo final.</text:p>
      <text:p text:style-name="P78">2. Plantear un poncho para las pruebas necesarias a Daichi.</text:p>
      <text:p text:style-name="P78">3. Pensar un firmware basico de testing del poncho (inlcuir LCD y uart).</text:p>
      <text:p text:style-name="P78">4. Plantear a Daichi el modelo de funcional del prototipo a ver si esta de acuer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end" style:justify-single-word="false"/>
      <style:text-properties fo:font-size="10pt" fo:language="es" fo:country="AR" officeooo:rsid="0002372c" officeooo:paragraph-rsid="00163178" style:font-size-asian="10pt" style:font-size-complex="10pt"/>
    </style:style>
    <style:style style:name="MP2" style:family="paragraph" style:parent-style-name="Heading_20_1">
      <style:paragraph-properties fo:text-align="end" style:justify-single-word="false"/>
      <style:text-properties fo:font-size="10pt" fo:language="es" fo:country="AR" fo:font-weight="normal" officeooo:rsid="004e7f69" officeooo:paragraph-rsid="00163178" style:font-size-asian="10pt" style:font-weight-asian="normal" style:font-size-complex="10pt" style:font-weight-complex="normal"/>
    </style:style>
    <style:style style:name="MT1" style:family="text">
      <style:text-properties fo:font-weight="normal" officeooo:rsid="000b2c67" style:font-weight-asian="normal" style:font-weight-complex="normal"/>
    </style:style>
    <style:style style:name="MT2" style:family="text">
      <style:text-properties fo:font-weight="normal" officeooo:rsid="004e7f69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9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in" style:shadow="none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h text:style-name="MP1" text:outline-level="1"><text:span text:style-name="MT1">CU</text:span><text:span text:style-name="MT2">-LRSS-1609-v01</text:span></text:h>
      </style:header>
      <style:header-first>
        <text:h text:style-name="MP2" text:outline-level="1"/>
      </style:header-first>
      <style:footer>
        <text:p text:style-name="Footer"><text:page-number text:select-page="current">5</text:page-number></text:p>
      </style:footer>
      <style:footer-first>
        <text:p text:style-name="Footer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1:26:30.398526523</meta:creation-date>
    <dc:date>2017-09-24T20:02:36.620693823</dc:date>
    <meta:editing-duration>PT4H43M25S</meta:editing-duration>
    <meta:editing-cycles>31</meta:editing-cycles>
    <meta:generator>LibreOffice/5.1.6.2$Linux_X86_64 LibreOffice_project/10m0$Build-2</meta:generator>
    <meta:document-statistic meta:table-count="4" meta:image-count="0" meta:object-count="0" meta:page-count="5" meta:paragraph-count="140" meta:word-count="1235" meta:character-count="7410" meta:non-whitespace-character-count="6243"/>
  </office:meta>
</office:document-meta>
</file>